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7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J. Smith, et al.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11, 1889</text:p>
      <text:p text:style-name="P6">Month<text:tab/><text:tab/><text:tab/><text:tab/><text:tab/><text:tab/>December</text:p>
      <text:p text:style-name="P6">Year<text:tab/><text:tab/><text:tab/><text:tab/><text:tab/><text:tab/>1889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Rev. Dr. Dana Boardman, Dr. J. W. White, Dr. Louise G. Rabinovitch, Mr. George Kennan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December 11, 1889./</text:p>
      <text:p text:style-name="P3">Dear Sir:/</text:p>
      <text:p text:style-name="P3"><text:tab/>A number of the friends of/</text:p>
      <text:p text:style-name="P2">MR. GEORGE KENNAN,/</text:p>
      <text:p text:style-name="P2">The author of the articles in the <text:span text:style-name="T2">Century Magazine</text:span> upon "Siberia,"/</text:p>
      <text:p text:style-name="P3">will meet on Saturday next, December 14,/ at 4.30 P.M., at the Logan Offices,/ 1305 Arch Street, with the view of/ arranging a testimonial to him./</text:p>
      <text:p text:style-name="P3"><text:tab/>It is particularly requested that you/ will be present at the meeting./</text:p>
      <text:p text:style-name="P4">HORACE J. SMITH,/</text:p>
      <text:p text:style-name="P4">REV. DR. DANA BOARDMAN,/</text:p>
      <text:p text:style-name="P4">DR. J. W. WHITE,/</text:p>
      <text:p text:style-name="P4">DR. LOUISE G. RABINOVITCH,/</text:p>
      <text:p text:style-name="P4">AND OTHER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3:14:19.07</meta:creation-date>
    <dc:date>2012-01-17T13:21:07.02</dc:date>
    <dc:creator>Penn Libraries</dc:creator>
    <meta:editing-duration>PT00H06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260" meta:character-count="1808"/>
  </office:meta>
</office:document-meta>
</file>